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 PL UKai CN" fo:font-size="14pt" fo:font-weight="bold" style:font-name-asian="AR PL UKai CN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 PL UKai CN" fo:font-size="12pt" fo:font-weight="bold" style:font-name-asian="AR PL UKai CN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 PL UKai CN" fo:font-size="10.5pt" fo:font-weight="normal" officeooo:paragraph-rsid="0029bfe7" style:font-name-asian="AR PL UKai CN" style:font-size-asian="10.5pt" style:font-weight-asian="normal" style:font-size-complex="10.5pt" style:font-weight-complex="normal"/>
    </style:style>
    <style:style style:name="T1" style:family="text">
      <style:text-properties style:font-name="AR PL UKai CN" fo:font-size="10.5pt" fo:font-weight="normal" style:font-name-asian="AR PL UKai CN" style:font-size-asian="10.5pt" style:font-weight-asian="normal" style:font-size-complex="10.5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officeooo:rsid="0023f996"/>
    </style:style>
    <style:style style:name="T4" style:family="text">
      <style:text-properties officeooo:rsid="002a0438"/>
    </style:style>
    <style:style style:name="T5" style:family="text">
      <style:text-properties officeooo:rsid="002daa7f"/>
    </style:style>
    <style:style style:name="T6" style:family="text">
      <style:text-properties officeooo:rsid="00311edc"/>
    </style:style>
    <style:style style:name="T7" style:family="text">
      <style:text-properties officeooo:rsid="0031a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学习(1)---基本操作</text:p>
      <text:p text:style-name="P3">一、目的</text:p>
      <text:p text:style-name="P2"><text:tab/>本文将介绍git的基本操作，包括基本配置、增加和修改文件、删除和重命名文件、提交和恢复操作、比较文件差异、查看日志等内容。</text:p>
      <text:p text:style-name="P2"><text:tab/>本文涉及到的所有操作都是在<text:span text:style-name="T3">Ubuntu14.04环境中进行的，git版本是</text:span>1.9.1。</text:p>
      <text:p text:style-name="P2"/>
      <text:p text:style-name="P3">二、git安装和配置</text:p>
      <text:p text:style-name="P5"><text:tab/>在shell下使用sudo <text:span text:style-name="T4">apt-get install git命令安装git软件；安装完成后，使用git init命令初始化git仓库。</text:span></text:p>
      <text:p text:style-name="P5"><text:tab/>git在使用前需要进行简单的配置<text:span text:style-name="T6">，在新建的git仓库中使用git config –global user.name “username”命令配置用户名；使用git config –global user.email “emailAddress”命令配置用户邮件地址。</text:span></text:p>
      <text:p text:style-name="P5"><text:tab/>当以上工作完成后<text:span text:style-name="T7">，就可以使用git来管理软件版本了。</text:span></text:p>
      <text:p text:style-name="P2"/>
      <text:p text:style-name="P3">三、git的三个目录</text:p>
      <text:p text:style-name="P2"><text:tab/>帮助文档一般包含以下内容：</text:p>
      <text:p text:style-name="P2"/>
      <text:p text:style-name="P3">四、查找原理</text:p>
      <text:p text:style-name="P2"><text:tab/>帮助文档有两种格式：文本文件和压缩文件，压缩文件是文本文件经过压缩后得到的。通常，压缩文件存储在/usr/share/man路径下；文件文件存储在/var/cache/man路径下，但是，也可以不存储文本文件。</text:p>
      <text:p text:style-name="P2"><text:tab/>为了提高查找效率，系统使用mandb命令把帮助文档建立了一个索引文件index.db；通常索引文件存储在/var/cache/man路径下。在使用man命令查找pager的帮助文档时，首先在索引文件中查找；如果查找不到，再去帮助文档的存储路径下查找。</text:p>
      <text:p text:style-name="P2"/>
      <text:p text:style-name="P3">五、常用man命令选项<text:span text:style-name="T2"><text:tab/></text:span></text:p>
      <text:p text:style-name="P2"><text:tab/>man命令的语法简单描述为：man [option] [section] pager...</text:p>
      <text:p text:style-name="P2"><text:tab/>option可以在命令行中指定，也可以在MANOPT环境变量中设置，并且MANOPT环境变量的优先级高于命令行，-D可以关闭MANOPT中的选项。</text:p>
      <text:p text:style-name="P2"><text:tab/>1、-f选项：显示全字符匹配pager名称的概要(synopsis)内容，相当于whatis命令；</text:p>
      <text:p text:style-name="P2"><text:tab/>2、-k选项：显示部分匹配pager名称的概要(synopsis)的内容，相当于apropos命令；</text:p>
      <text:p text:style-name="P2"><text:tab/>3、-K选项：显示包含pager关键字的帮助文档；</text:p>
      <text:p text:style-name="P2"><text:tab/>4、-l选项：显示本地帮助文档，而不是系统默认的帮助文档；</text:p>
      <text:p text:style-name="P2"><text:tab/>5、-w选项：显示帮助文档(压缩格式)的路径；</text:p>
      <text:p text:style-name="P2"><text:tab/>6、-W选项：显示帮助文档(文本格式)的路径；</text:p>
      <text:p text:style-name="P2"><text:tab/>7、-I选项：pager大小写敏感；</text:p>
      <text:p text:style-name="P2"><text:tab/>8、-a选项：显示所有section中的帮助文档；</text:p>
      <text:p text:style-name="P2"><text:tab/>9、-m OS选项：显示指定操作系统OS的帮助文档；</text:p>
      <text:p text:style-name="P2"><text:tab/>10、-M path选项：显示指定路径path的帮助文档；</text:p>
      <text:p text:style-name="P2"/>
      <text:p text:style-name="P3">六、总结</text:p>
      <text:p text:style-name="P4"><text:tab/><text:span text:style-name="T1">man命令是linux在线帮助文档的入口，灵活掌握man可以帮助解决linux环境下遇到的大多数问题。通过使用man命令也可以增强独立解决问题的能力，最终很大程度上提升使用linux的能力。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 PL UKai CN" svg:font-family="'AR PL UKai C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9T19:15:53</meta:creation-date>
    <meta:generator>LibreOffice/4.2.6.3$Linux_x86 LibreOffice_project/420m0$Build-3</meta:generator>
    <dc:date>2014-09-17T21:41:20.565019084</dc:date>
    <meta:editing-duration>PT12H18M24S</meta:editing-duration>
    <meta:editing-cycles>284</meta:editing-cycles>
    <meta:document-statistic meta:table-count="0" meta:image-count="0" meta:object-count="0" meta:page-count="1" meta:paragraph-count="28" meta:word-count="806" meta:character-count="1168" meta:non-whitespace-character-count="1129"/>
  </office:meta>
</office:document-meta>
</file>